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map style:condition="cell-content()=1" style:apply-style-name="Black1" style:base-cell-address="minori.A1"/>
    </style:style>
    <style:style style:name="ce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Black1" style:base-cell-address="minori.A1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Black1" style:base-cell-address="minori.A1"/>
    </style:style>
    <style:style style:name="ce4" style:family="table-cell" style:parent-style-name="Default">
      <style:map style:condition="cell-content()=1" style:apply-style-name="Black1" style:base-cell-address="minori.A1"/>
    </style:style>
    <style:style style:name="ce5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Black1" style:base-cell-address="minori.A1"/>
    </style:style>
    <style:style style:name="ce6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Black1" style:base-cell-address="minori.A1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Black1" style:base-cell-address="minori.A1"/>
    </style:style>
    <style:style style:name="ce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Black1" style:base-cell-address="minori.A1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Black1" style:base-cell-address="minori.A1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  <style:map style:condition="cell-content()=1" style:apply-style-name="Black1" style:base-cell-address="minori.A1"/>
    </style:style>
    <style:style style:name="ce20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Black1" style:base-cell-address="minori.A1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Black1" style:base-cell-address="minori.A1"/>
    </style:style>
    <style:style style:name="ce22" style:family="table-cell" style:parent-style-name="Default">
      <style:map style:condition="cell-content()=1" style:apply-style-name="Black1" style:base-cell-address="minori.A1"/>
    </style:style>
    <style:style style:name="ce23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Black1" style:base-cell-address="minori.A1"/>
    </style:style>
    <style:style style:name="ce24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Black1" style:base-cell-address="minori.A1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Black1" style:base-cell-address="minori.A1"/>
    </style:style>
    <style:style style:name="ce2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Black1" style:base-cell-address="minori.A1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Black1" style:base-cell-address="minori.A1"/>
    </style:style>
  </office:automatic-styles>
  <office:body>
    <office:spreadsheet>
      <table:calculation-settings table:automatic-find-labels="false" table:use-regular-expressions="false" table:use-wildcards="true"/>
      <table:table table:name="minori" table:style-name="ta1">
        <table:table-column table:style-name="co1" table:number-columns-repeated="1024" table:default-cell-style-name="ce22"/>
        <table:table-row table:style-name="ro1"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number-columns-repeated="896"/>
        </table:table-row>
        <table:table-row table:style-name="ro1" table:number-rows-repeated="6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number-columns-repeated="896"/>
        </table:table-row>
        <table:table-row table:style-name="ro1" table:number-rows-repeated="6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style-name="ce23" table:number-columns-repeated="6"/>
          <table:table-cell table:style-name="ce25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/>
          <table:table-cell table:style-name="ce19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896"/>
        </table:table-row>
        <table:table-row table:style-name="ro1" table:number-rows-repeated="2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19" office:value-type="float" office:value="1" calcext:value-type="float">
            <text:p>1</text:p>
          </table:table-cell>
          <table:table-cell table:style-name="ce23" table:number-columns-repeated="6"/>
          <table:table-cell table:style-name="ce2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96"/>
        </table:table-row>
        <table:table-row table:style-name="ro1" table:number-rows-repeated="2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96"/>
        </table:table-row>
        <table:table-row table:style-name="ro1" table:number-rows-repeated="2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/>
          <table:table-cell table:style-name="ce23" table:number-columns-repeated="6"/>
          <table:table-cell table:style-name="ce25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 table:number-rows-repeated="2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19"/>
          <table:table-cell table:style-name="ce23" table:number-columns-repeated="6"/>
          <table:table-cell table:style-name="ce25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/>
          <table:table-cell table:style-name="ce23" table:number-columns-repeated="6"/>
          <table:table-cell table:style-name="ce25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/>
          <table:table-cell table:style-name="ce23" table:number-columns-repeated="6"/>
          <table:table-cell table:style-name="ce25"/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5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19" office:value-type="float" office:value="1" calcext:value-type="float">
            <text:p>1</text:p>
          </table:table-cell>
          <table:table-cell table:style-name="ce23" table:number-columns-repeated="6"/>
          <table:table-cell table:style-name="ce25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/>
          <table:table-cell table:style-name="ce23" table:number-columns-repeated="6"/>
          <table:table-cell table:style-name="ce25"/>
          <table:table-cell table:style-name="ce23" table:number-columns-repeated="8"/>
          <table:table-cell table:style-name="ce19"/>
          <table:table-cell table:style-name="ce23" table:number-columns-repeated="6"/>
          <table:table-cell table:style-name="ce25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896"/>
        </table:table-row>
        <table:table-row table:style-name="ro1">
          <table:table-cell table:style-name="ce20"/>
          <table:table-cell table:number-columns-repeated="6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96"/>
        </table:table-row>
        <table:table-row table:style-name="ro1" table:number-rows-repeated="2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>
          <table:table-cell table:style-name="ce19"/>
          <table:table-cell table:style-name="ce23" table:number-columns-repeated="6"/>
          <table:table-cell table:style-name="ce25"/>
          <table:table-cell table:style-name="ce19"/>
          <table:table-cell table:style-name="ce23" table:number-columns-repeated="6"/>
          <table:table-cell table:style-name="ce25"/>
          <table:table-cell table:style-name="ce23" table:number-columns-repeated="8"/>
          <table:table-cell table:style-name="ce19"/>
          <table:table-cell table:style-name="ce23" table:number-columns-repeated="6"/>
          <table:table-cell table:style-name="ce25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/>
          <table:table-cell table:style-name="ce23" table:number-columns-repeated="6"/>
          <table:table-cell table:style-name="ce25"/>
          <table:table-cell table:style-name="ce23" table:number-columns-repeated="8"/>
          <table:table-cell table:style-name="ce19"/>
          <table:table-cell table:style-name="ce23" table:number-columns-repeated="6"/>
          <table:table-cell table:style-name="ce25"/>
          <table:table-cell table:style-name="ce23" table:number-columns-repeated="8"/>
          <table:table-cell table:style-name="ce19"/>
          <table:table-cell table:style-name="ce23" table:number-columns-repeated="6"/>
          <table:table-cell table:style-name="ce25"/>
          <table:table-cell table:style-name="ce23" table:number-columns-repeated="8"/>
          <table:table-cell table:style-name="ce19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5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 office:value-type="float" office:value="1" calcext:value-type="float">
            <text:p>1</text:p>
          </table:table-cell>
          <table:table-cell table:style-name="ce23" table:number-columns-repeated="6"/>
          <table:table-cell table:style-name="ce25"/>
          <table:table-cell table:style-name="ce23" table:number-columns-repeated="8"/>
          <table:table-cell table:style-name="ce19"/>
          <table:table-cell table:style-name="ce23" table:number-columns-repeated="6"/>
          <table:table-cell table:style-name="ce25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 table:number-columns-repeated="7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 table:number-rows-repeated="2">
          <table:table-cell table:style-name="ce20"/>
          <table:table-cell table:number-columns-repeated="6"/>
          <table:table-cell table:style-name="ce26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"/>
          <table:table-cell table:style-name="ce20"/>
          <table:table-cell table:number-columns-repeated="6"/>
          <table:table-cell table:style-name="ce26"/>
          <table:table-cell table:number-columns-repeated="896"/>
        </table:table-row>
        <table:table-row table:style-name="ro1">
          <table:table-cell table:style-name="ce21"/>
          <table:table-cell table:style-name="ce24" table:number-columns-repeated="6"/>
          <table:table-cell table:style-name="ce27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style-name="ce24" table:number-columns-repeated="8"/>
          <table:table-cell table:style-name="ce21"/>
          <table:table-cell table:style-name="ce24" table:number-columns-repeated="6"/>
          <table:table-cell table:style-name="ce27"/>
          <table:table-cell table:number-columns-repeated="89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inori.A1:minori.AMJ1048576">
            <calcext:condition calcext:apply-style-name="Black1" calcext:value="=1" calcext:base-cell-address="minori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lack1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 style:data-style-name="N2" text:time-value="01:47:19.930082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2T01:20:13.413008678</dc:date>
    <meta:editing-duration>PT31M22S</meta:editing-duration>
    <meta:editing-cycles>5</meta:editing-cycles>
    <meta:generator>LibreOffice/6.4.7.2$Linux_X86_64 LibreOffice_project/40$Build-2</meta:generator>
    <meta:document-statistic meta:table-count="1" meta:cell-count="685" meta:object-count="0"/>
  </office:meta>
</office:document-meta>
</file>